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1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3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fo:background-color="#ffffd7" fo:border-left="0.06pt solid #000000" fo:border-right="0.06pt solid #000000" fo:border-top="none" style:vertical-align="middle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/>
    </style:style>
    <style:style style:name="ce19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3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52" style:family="table-cell" style:parent-style-name="Default">
      <style:table-cell-properties fo:border-bottom="0.99pt solid #000000" fo:background-color="#ffffd7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ffffd7"/>
    </style:style>
    <style:style style:name="ce54" style:family="table-cell" style:parent-style-name="Default">
      <style:table-cell-properties fo:border-bottom="0.99pt solid #000000" fo:background-color="#ffffd7" fo:border-left="none" fo:border-right="none" fo:border-top="none"/>
    </style:style>
    <style:style style:name="ce5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60" style:family="table-cell" style:parent-style-name="Default">
      <style:table-cell-properties fo:border-bottom="0.06pt solid #000000" fo:background-color="#ffffd7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>
      <style:table-cell-properties fo:background-color="#ffffd7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64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8pt" style:font-size-asian="8pt" style:font-size-complex="8pt"/>
    </style:style>
    <style:style style:name="ce66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72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73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82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83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84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85" style:family="table-cell" style:parent-style-name="Default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ffffd7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1"/>
        <table:table-column table:style-name="co2" table:default-cell-style-name="ce14"/>
        <table:table-column table:style-name="co3" table:number-columns-repeated="4" table:default-cell-style-name="ce14"/>
        <table:table-column table:style-name="co2" table:default-cell-style-name="ce22"/>
        <table:table-column table:style-name="co2" table:default-cell-style-name="ce50"/>
        <table:table-column table:style-name="co3" table:number-columns-repeated="4" table:default-cell-style-name="ce50"/>
        <table:table-column table:style-name="co2" table:default-cell-style-name="ce68"/>
        <table:table-column table:style-name="co2" table:default-cell-style-name="ce14"/>
        <table:table-column table:style-name="co3" table:number-columns-repeated="4" table:default-cell-style-name="ce14"/>
        <table:table-column table:style-name="co2" table:default-cell-style-name="ce22"/>
        <table:table-column table:style-name="co2" table:default-cell-style-name="ce50"/>
        <table:table-column table:style-name="co3" table:number-columns-repeated="4" table:default-cell-style-name="ce50"/>
        <table:table-column table:style-name="co2" table:default-cell-style-name="ce68"/>
        <table:table-column table:style-name="co2" table:default-cell-style-name="ce14"/>
        <table:table-column table:style-name="co3" table:number-columns-repeated="4" table:default-cell-style-name="ce14"/>
        <table:table-column table:style-name="co2" table:default-cell-style-name="ce14"/>
        <table:table-column table:style-name="co2" table:default-cell-style-name="ce81"/>
        <table:table-column table:style-name="co3" table:number-columns-repeated="4" table:default-cell-style-name="ce50"/>
        <table:table-column table:style-name="co2" table:default-cell-style-name="ce68"/>
        <table:table-column table:style-name="co3" table:number-columns-repeated="987" table:default-cell-style-name="Default"/>
        <table:table-row table:style-name="ro1">
          <table:table-cell table:style-name="ce2" office:value-type="float" office:value="1" calcext:value-type="float" table:number-columns-spanned="1" table:number-rows-spanned="12">
            <text:p>1</text:p>
          </table:table-cell>
          <table:table-cell table:style-name="ce36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0"/>
          <table:covered-table-cell table:style-name="ce45"/>
          <table:table-cell table:style-name="ce49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56"/>
          <table:covered-table-cell table:style-name="ce67"/>
          <table:table-cell table:style-name="ce7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0"/>
          <table:covered-table-cell table:style-name="ce45"/>
          <table:table-cell table:style-name="ce76" table:number-columns-spanned="6" table:number-rows-spanned="1"/>
          <table:covered-table-cell table:number-columns-repeated="4" table:style-name="ce56"/>
          <table:covered-table-cell table:style-name="ce67"/>
          <table:table-cell table:style-name="ce79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40"/>
          <table:table-cell table:style-name="ce76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56"/>
          <table:covered-table-cell table:style-name="ce67"/>
          <table:table-cell table:style-name="ce85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2" calcext:value-type="float" table:number-columns-spanned="1" table:number-rows-spanned="12">
            <text:p>2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office:value-type="float" office:value="3" calcext:value-type="float" table:number-columns-spanned="1" table:number-rows-spanned="12">
            <text:p>3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4" calcext:value-type="float" table:number-columns-spanned="1" table:number-rows-spanned="12">
            <text:p>4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office:value-type="float" office:value="5" calcext:value-type="float" table:number-columns-spanned="1" table:number-rows-spanned="12">
            <text:p>5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table:number-columns-spanned="6" table:number-rows-spanned="1"/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6" calcext:value-type="float" table:number-columns-spanned="1" table:number-rows-spanned="12">
            <text:p>6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office:value-type="float" office:value="7" calcext:value-type="float" table:number-columns-spanned="1" table:number-rows-spanned="12">
            <text:p>7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8" calcext:value-type="float" table:number-columns-spanned="1" table:number-rows-spanned="12">
            <text:p>8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office:value-type="float" office:value="9" calcext:value-type="float" table:number-columns-spanned="1" table:number-rows-spanned="12">
            <text:p>9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table:number-columns-spanned="6" table:number-rows-spanned="1"/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10" calcext:value-type="float" table:number-columns-spanned="1" table:number-rows-spanned="12">
            <text:p>10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office:value-type="float" office:value="11" calcext:value-type="float" table:number-columns-spanned="1" table:number-rows-spanned="12">
            <text:p>11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12" calcext:value-type="float" table:number-columns-spanned="1" table:number-rows-spanned="12">
            <text:p>12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office:value-type="float" office:value="13" calcext:value-type="float" table:number-columns-spanned="1" table:number-rows-spanned="12">
            <text:p>13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table:number-columns-spanned="6" table:number-rows-spanned="1"/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14" calcext:value-type="float" table:number-columns-spanned="1" table:number-rows-spanned="12">
            <text:p>14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office:value-type="float" office:value="15" calcext:value-type="float" table:number-columns-spanned="1" table:number-rows-spanned="12">
            <text:p>15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16" calcext:value-type="float" table:number-columns-spanned="1" table:number-rows-spanned="12">
            <text:p>16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office:value-type="float" office:value="17" calcext:value-type="float" table:number-columns-spanned="1" table:number-rows-spanned="12">
            <text:p>17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table:number-columns-spanned="6" table:number-rows-spanned="1"/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18" calcext:value-type="float" table:number-columns-spanned="1" table:number-rows-spanned="12">
            <text:p>18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office:value-type="float" office:value="19" calcext:value-type="float" table:number-columns-spanned="1" table:number-rows-spanned="12">
            <text:p>19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20" calcext:value-type="float" table:number-columns-spanned="1" table:number-rows-spanned="12">
            <text:p>20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2" table:number-rows-repeated="10483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21:56:04.465743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19T22:02:22.544408585</dc:date>
    <meta:editing-duration>PT20M15S</meta:editing-duration>
    <meta:editing-cycles>6</meta:editing-cycles>
    <meta:generator>LibreOffice/6.4.7.2$Linux_X86_64 LibreOffice_project/40$Build-2</meta:generator>
    <meta:document-statistic meta:table-count="1" meta:cell-count="615" meta:object-count="0"/>
  </office:meta>
</office:document-meta>
</file>